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5.588cm" svg:x="4.188cm" svg:y="6.859cm">
          <text:p text:style-name="P1"><text:span text:style-name="T1">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2" draw:id="id2" draw:layer="layout" svg:width="4.826cm" svg:height="5.588cm" svg:x="18.989cm" svg:y="6.86cm">
          <text:p text:style-name="P1"><text:span text:style-name="T1">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9.014cm" svg:y1="9.653cm" svg:x2="18.989cm" svg:y2="9.654cm" draw:start-shape="id1" draw:start-glue-point="7" draw:end-shape="id2" draw:end-glue-point="5" svg:d="M9014 9653h4988v1h4987" svg:viewBox="0 0 9976 2">
          <text:p/>
        </draw:connector>
        <draw:frame draw:style-name="gr3" draw:layer="layout" svg:width="5.08cm" svg:height="0.962cm" svg:x="11.461cm" svg:y="8.637cm">
          <draw:text-box>
            <text:p text:style-name="P1">correspondsTo</text:p>
          </draw:text-box>
        </draw:frame>
      </draw:page>
      <draw:page draw:name="page2" draw:style-name="dp1" draw:master-page-name="Default">
        <draw:custom-shape draw:style-name="gr4" draw:text-style-name="P1" draw:layer="layout" svg:width="11.384cm" svg:height="14.349cm" svg:x="2.116cm" svg:y="3.0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xml:id="id3" draw:id="id3" draw:layer="layout" svg:width="7.966cm" svg:height="0.818cm" svg:x="2.486cm" svg:y="5.835cm">
          <draw:text-box>
            <text:p><text:span text:style-name="T2">public class Company {</text:span></text:p>
          </draw:text-box>
        </draw:frame>
        <draw:frame draw:style-name="gr3" draw:text-style-name="P3" draw:layer="layout" svg:width="9.398cm" svg:height="0.818cm" svg:x="2.386cm" svg:y="12.135cm">
          <draw:text-box>
            <text:p><text:span text:style-name="T2">}</text:span></text:p>
          </draw:text-box>
        </draw:frame>
        <draw:frame draw:style-name="gr3" draw:text-style-name="P3" xml:id="id5" draw:id="id5" draw:layer="layout" svg:width="7.866cm" svg:height="0.818cm" svg:x="2.586cm" svg:y="6.935cm">
          <draw:text-box>
            <text:p><text:span text:style-name="T2"><text:s/></text:span><text:span text:style-name="T2">private String name;</text:span></text:p>
          </draw:text-box>
        </draw:frame>
        <draw:frame draw:style-name="gr3" draw:text-style-name="P3" xml:id="id7" draw:id="id7" draw:layer="layout" svg:width="10.668cm" svg:height="0.818cm" svg:x="2.586cm" svg:y="7.635cm">
          <draw:text-box>
            <text:p><text:span text:style-name="T2"><text:s/></text:span><text:span text:style-name="T2">private Employee[] employees;</text:span></text:p>
          </draw:text-box>
        </draw:frame>
        <draw:frame draw:style-name="gr3" draw:text-style-name="P3" xml:id="id9" draw:id="id9" draw:layer="layout" svg:width="7.358cm" svg:height="0.818cm" svg:x="2.586cm" svg:y="8.635cm">
          <draw:text-box>
            <text:p><text:span text:style-name="T2"><text:s/></text:span><text:span text:style-name="T2">public getName(){…}</text:span></text:p>
          </draw:text-box>
        </draw:frame>
        <draw:frame draw:style-name="gr3" draw:text-style-name="P3" xml:id="id10" draw:id="id10" draw:layer="layout" svg:width="7.866cm" svg:height="0.818cm" svg:x="2.586cm" svg:y="9.435cm">
          <draw:text-box>
            <text:p><text:span text:style-name="T2"><text:s/></text:span><text:span text:style-name="T2">public setName(…){…}</text:span></text:p>
          </draw:text-box>
        </draw:frame>
        <draw:frame draw:style-name="gr3" draw:text-style-name="P3" xml:id="id11" draw:id="id11" draw:layer="layout" svg:width="8.882cm" svg:height="0.818cm" svg:x="2.586cm" svg:y="10.135cm">
          <draw:text-box>
            <text:p><text:span text:style-name="T2"><text:s/></text:span><text:span text:style-name="T2">public getEmployees(){}</text:span></text:p>
          </draw:text-box>
        </draw:frame>
        <draw:frame draw:style-name="gr3" draw:text-style-name="P3" xml:id="id12" draw:id="id12" draw:layer="layout" svg:width="9.39cm" svg:height="0.818cm" svg:x="2.586cm" svg:y="10.835cm">
          <draw:text-box>
            <text:p><text:span text:style-name="T2"><text:s/></text:span><text:span text:style-name="T2">public setEmployees(…){…}</text:span></text:p>
          </draw:text-box>
        </draw:frame>
        <draw:custom-shape draw:style-name="gr4" draw:text-style-name="P1" draw:layer="layout" svg:width="11.384cm" svg:height="14.349cm" svg:x="16.117cm" svg:y="3.0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xml:id="id4" draw:id="id4" draw:layer="layout" svg:width="9.398cm" svg:height="0.818cm" svg:x="16.387cm" svg:y="5.835cm">
          <draw:text-box>
            <text:p><text:span text:style-name="T2">&lt;company&gt;</text:span></text:p>
          </draw:text-box>
        </draw:frame>
        <draw:frame draw:style-name="gr3" draw:text-style-name="P3" draw:layer="layout" svg:width="9.398cm" svg:height="0.818cm" svg:x="16.287cm" svg:y="8.635cm">
          <draw:text-box>
            <text:p><text:span text:style-name="T2">&lt;/company&gt;</text:span></text:p>
          </draw:text-box>
        </draw:frame>
        <draw:frame draw:style-name="gr3" draw:text-style-name="P3" xml:id="id6" draw:id="id6" draw:layer="layout" svg:width="6.157cm" svg:height="0.818cm" svg:x="16.487cm" svg:y="6.935cm">
          <draw:text-box>
            <text:p><text:span text:style-name="T2"><text:s/></text:span><text:span text:style-name="T2">&lt;name&gt; … &lt;/name</text:span></text:p>
          </draw:text-box>
        </draw:frame>
        <draw:frame draw:style-name="gr3" draw:text-style-name="P3" xml:id="id8" draw:id="id8" draw:layer="layout" svg:width="9.713cm" svg:height="0.818cm" svg:x="16.487cm" svg:y="7.635cm">
          <draw:text-box>
            <text:p><text:span text:style-name="T2"><text:s/></text:span><text:span text:style-name="T2">&lt;employees&gt; … &lt;/employees&gt;</text:span></text:p>
          </draw:text-box>
        </draw:frame>
        <draw:connector draw:style-name="gr2" draw:text-style-name="P1" draw:layer="layout" svg:x1="10.452cm" svg:y1="6.244cm" svg:x2="16.387cm" svg:y2="6.244cm" draw:start-shape="id3" draw:start-glue-point="1" draw:end-shape="id4" svg:d="M10452 6244h5935" svg:viewBox="0 0 5936 1">
          <text:p/>
        </draw:connector>
        <draw:connector draw:style-name="gr2" draw:text-style-name="P1" draw:layer="layout" svg:x1="10.452cm" svg:y1="7.344cm" svg:x2="16.487cm" svg:y2="7.344cm" draw:start-shape="id5" draw:start-glue-point="1" draw:end-shape="id6" draw:end-glue-point="3" svg:d="M10452 7344h6035" svg:viewBox="0 0 6036 1">
          <text:p/>
        </draw:connector>
        <draw:connector draw:style-name="gr2" draw:text-style-name="P1" draw:layer="layout" svg:x1="13.254cm" svg:y1="8.044cm" svg:x2="16.487cm" svg:y2="8.044cm" draw:start-shape="id7" draw:start-glue-point="1" draw:end-shape="id8" svg:d="M13254 8044h3233" svg:viewBox="0 0 3234 1">
          <text:p/>
        </draw:connector>
        <draw:connector draw:style-name="gr2" draw:text-style-name="P1" draw:layer="layout" draw:line-skew="-0.524cm -2.354cm 4.834cm" svg:x1="2.586cm" svg:y1="9.044cm" svg:x2="22.644cm" svg:y2="7.344cm" draw:start-shape="id9" draw:start-glue-point="3" draw:end-shape="id6" draw:end-glue-point="1" svg:d="M2586 9044h-1024v-4963h26416v3263h-5334" svg:viewBox="0 0 26417 4964">
          <text:p/>
        </draw:connector>
        <draw:connector draw:style-name="gr2" draw:text-style-name="P1" draw:layer="layout" draw:line-skew="-0.778cm -4.767cm 5.161cm" svg:x1="2.586cm" svg:y1="9.844cm" svg:x2="22.644cm" svg:y2="7.344cm" draw:start-shape="id10" draw:start-glue-point="3" draw:end-shape="id6" draw:end-glue-point="1" svg:d="M2586 9844h-1278v-6017h26997v3517h-5661" svg:viewBox="0 0 26998 6018">
          <text:p/>
        </draw:connector>
        <draw:connector draw:style-name="gr2" draw:text-style-name="P1" draw:layer="layout" draw:line-skew="-0.778cm 5.455cm 1.605cm" svg:x1="2.586cm" svg:y1="10.544cm" svg:x2="26.2cm" svg:y2="8.044cm" draw:start-shape="id11" draw:start-glue-point="3" draw:end-shape="id8" draw:end-glue-point="1" svg:d="M2586 10544h-1278v4205h26997v-6705h-2105" svg:viewBox="0 0 26998 6706">
          <text:p/>
        </draw:connector>
        <draw:connector draw:style-name="gr2" draw:text-style-name="P1" draw:layer="layout" draw:line-skew="-0.524cm 4.851cm 1.278cm" svg:x1="2.586cm" svg:y1="11.244cm" svg:x2="26.2cm" svg:y2="8.044cm" draw:start-shape="id12" draw:start-glue-point="3" draw:end-shape="id8" draw:end-glue-point="1" svg:d="M2586 11244h-1024v3251h26416v-6451h-1778" svg:viewBox="0 0 26417 6452">
          <text:p/>
        </draw:connector>
        <draw:frame draw:style-name="gr3" draw:layer="layout" svg:width="5.08cm" svg:height="0.962cm" svg:x="12.26cm" svg:y="13.537cm">
          <draw:text-box>
            <text:p text:style-name="P1">correspondsTo</text:p>
          </draw:text-box>
        </draw:frame>
        <draw:frame draw:style-name="gr3" draw:layer="layout" svg:width="5.08cm" svg:height="0.962cm" svg:x="12.26cm" svg:y="2.937cm">
          <draw:text-box>
            <text:p text:style-name="P1">correspondsTo</text:p>
          </draw:text-box>
        </draw:frame>
        <draw:frame draw:style-name="gr3" draw:layer="layout" svg:width="5.08cm" svg:height="0.962cm" svg:x="10.96cm" svg:y="5.337cm">
          <draw:text-box>
            <text:p text:style-name="P1">correspondsTo</text:p>
          </draw:text-box>
        </draw:frame>
        <draw:frame draw:style-name="gr3" draw:text-style-name="P1" draw:layer="layout" svg:width="5.08cm" svg:height="0.962cm" svg:x="10.96cm" svg:y="6.437cm">
          <draw:text-box>
            <text:p text:style-name="P1">correspondsTo</text:p>
          </draw:text-box>
        </draw:frame>
        <draw:frame draw:style-name="gr3" draw:layer="layout" svg:width="5.08cm" svg:height="0.962cm" svg:x="12.26cm" svg:y="8.137cm">
          <draw:text-box>
            <text:p text:style-name="P1">corresponds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6-03-08T18:04:43.950667568</meta:creation-date>
    <dc:date>2016-03-08T18:10:59.513835070</dc:date>
    <dc:creator>Maximilian Meffert</dc:creator>
    <meta:editing-duration>PT2M41S</meta:editing-duration>
    <meta:editing-cycles>3</meta:editing-cycles>
    <meta:generator>LibreOffice/4.2.8.2$Linux_X86_64 LibreOffice_project/420m0$Build-2</meta:generator>
    <meta:document-statistic meta:object-count="30"/>
  </office:meta>
</office:document-meta>
</file>